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5.96cm" fo:margin-left="0.039cm" fo:margin-right="0cm" table:align="margins" style:writing-mode="lr-tb"/>
    </style:style>
    <style:style style:name="Table1.A" style:family="table-column">
      <style:table-column-properties style:column-width="5.159cm" style:rel-column-width="21185*"/>
    </style:style>
    <style:style style:name="Table1.B" style:family="table-column">
      <style:table-column-properties style:column-width="5.398cm" style:rel-column-width="22163*"/>
    </style:style>
    <style:style style:name="Table1.C" style:family="table-column">
      <style:table-column-properties style:column-width="5.403cm" style:rel-column-width="22187*"/>
    </style:style>
    <style:style style:name="Table1.C2" style:family="table-cell" style:data-style-name="N37"/>
    <style:style style:name="Table2" style:family="table">
      <style:table-properties style:width="16.131cm" fo:margin-left="-0.132cm" fo:margin-right="0cm" table:align="margins" style:writing-mode="lr-tb"/>
    </style:style>
    <style:style style:name="Table2.A" style:family="table-column">
      <style:table-column-properties style:column-width="8.065cm" style:rel-column-width="32767*"/>
    </style:style>
    <style:style style:name="Table2.B" style:family="table-column">
      <style:table-column-properties style:column-width="8.066cm" style:rel-column-width="32768*"/>
    </style:style>
    <style:style style:name="Table3" style:family="table">
      <style:table-properties style:width="15.496cm" fo:margin-left="0.503cm" fo:margin-right="0cm" table:align="margins" style:writing-mode="lr-tb"/>
    </style:style>
    <style:style style:name="Table3.A" style:family="table-column">
      <style:table-column-properties style:column-width="7.747cm" style:rel-column-width="32767*"/>
    </style:style>
    <style:style style:name="Table3.B" style:family="table-column">
      <style:table-column-properties style:column-width="7.749cm" style:rel-column-width="32768*"/>
    </style:style>
    <style:style style:name="P1" style:family="paragraph" style:parent-style-name="Header">
      <style:paragraph-properties fo:margin-top="0cm" fo:margin-bottom="0cm"/>
    </style:style>
    <style:style style:name="P2" style:family="paragraph" style:parent-style-name="Standard">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text-properties fo:font-weight="bold"/>
    </style:style>
    <style:style style:name="P4" style:family="paragraph" style:parent-style-name="Filling_20_instruction">
      <style:paragraph-properties fo:margin-left="0.635cm" fo:margin-right="0cm" fo:text-indent="0cm" style:auto-text-indent="false" fo:padding="0.074cm" fo:border-left="none" fo:border-right="none" fo:border-top="none" fo:border-bottom="0.002cm solid #000000" style:join-border="false"/>
    </style:style>
    <style:style style:name="P5" style:family="paragraph" style:parent-style-name="Standard">
      <style:paragraph-properties fo:margin-left="0cm" fo:margin-right="0cm" fo:text-indent="1.27cm" style:auto-text-indent="false"/>
    </style:style>
    <style:style style:name="P6" style:family="paragraph" style:parent-style-name="Standard">
      <style:paragraph-properties fo:margin-left="0cm" fo:margin-right="0cm" fo:text-indent="1.27cm" style:auto-text-indent="false"/>
      <style:text-properties fo:color="#0000ff" fo:font-style="italic"/>
    </style:style>
    <style:style style:name="P7" style:family="paragraph" style:parent-style-name="Standard">
      <style:paragraph-properties fo:margin-left="0cm" fo:margin-right="0cm" fo:text-indent="1.27cm" style:auto-text-indent="false"/>
      <style:text-properties fo:color="#000000" fo:font-style="italic"/>
    </style:style>
    <style:style style:name="P8" style:family="paragraph" style:parent-style-name="Standard">
      <style:paragraph-properties fo:margin-left="0cm" fo:margin-right="0cm" fo:text-indent="0.76cm" style:auto-text-indent="false"/>
    </style:style>
    <style:style style:name="P9" style:family="paragraph" style:parent-style-name="Standard">
      <style:paragraph-properties fo:margin-left="0cm" fo:margin-right="0cm" fo:text-indent="0.76cm" style:auto-text-indent="false"/>
      <style:text-properties fo:color="#0084d1"/>
    </style:style>
    <style:style style:name="P10" style:family="paragraph" style:parent-style-name="Filling_20_instruction">
      <style:text-properties fo:color="#ff0000"/>
    </style:style>
    <style:style style:name="P11" style:family="paragraph" style:parent-style-name="Requisito">
      <style:paragraph-properties fo:padding-left="0cm" fo:padding-right="0.141cm" fo:padding-top="0.106cm" fo:padding-bottom="0cm" fo:border="0.018cm solid #000000"/>
    </style:style>
    <style:style style:name="P12" style:family="paragraph" style:parent-style-name="Requisito">
      <style:paragraph-properties fo:padding-left="0cm" fo:padding-right="0.141cm" fo:padding-top="0.106cm" fo:padding-bottom="0cm" fo:border="0.018cm solid #000000"/>
      <style:text-properties fo:color="#0000ff" fo:font-style="italic"/>
    </style:style>
    <style:style style:name="P13" style:family="paragraph" style:parent-style-name="Standard">
      <style:text-properties fo:color="#0000ff" fo:font-style="italic"/>
    </style:style>
    <style:style style:name="P14" style:family="paragraph" style:parent-style-name="Standard">
      <style:paragraph-properties fo:text-align="center" style:justify-single-word="false"/>
      <style:text-properties fo:color="#000080"/>
    </style:style>
    <style:style style:name="P15" style:family="paragraph" style:parent-style-name="Standard">
      <style:paragraph-properties fo:text-align="center" style:justify-single-word="false"/>
      <style:text-properties fo:color="#000080" fo:font-style="normal" style:font-style-asian="normal" style:font-style-complex="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center" style:justify-single-word="false"/>
      <style:text-properties fo:font-weight="bold"/>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18pt" fo:font-weight="bold"/>
    </style:style>
    <style:style style:name="P20" style:family="paragraph" style:parent-style-name="Standard">
      <style:text-properties fo:color="#ff0000"/>
    </style:style>
    <style:style style:name="P21" style:family="paragraph" style:parent-style-name="Standard">
      <style:text-properties fo:color="#000000" fo:font-style="italic"/>
    </style:style>
    <style:style style:name="P22" style:family="paragraph" style:parent-style-name="Standard">
      <style:text-properties fo:color="#000000" fo:font-style="normal" style:font-style-asian="normal" style:font-style-complex="normal"/>
    </style:style>
    <style:style style:name="P23" style:family="paragraph" style:parent-style-name="Filling_20_instruction">
      <style:paragraph-properties fo:margin-left="0.751cm" fo:margin-right="0cm" fo:text-indent="0cm" style:auto-text-indent="false"/>
    </style:style>
    <style:style style:name="P24" style:family="paragraph" style:parent-style-name="Standard">
      <style:paragraph-properties fo:margin-left="1.27cm" fo:margin-right="0cm" fo:text-indent="0cm" style:auto-text-indent="false"/>
      <style:text-properties fo:font-weight="bold"/>
    </style:style>
    <style:style style:name="P25" style:family="paragraph" style:parent-style-name="versao">
      <style:paragraph-properties fo:text-align="center" style:justify-single-word="false"/>
      <style:text-properties fo:font-size="11pt" fo:font-style="italic"/>
    </style:style>
    <style:style style:name="P26" style:family="paragraph" style:parent-style-name="versao">
      <style:paragraph-properties fo:text-align="center" style:justify-single-word="false"/>
    </style:style>
    <style:style style:name="P27" style:family="paragraph" style:parent-style-name="versao">
      <style:paragraph-properties fo:text-align="center" style:justify-single-word="false"/>
      <style:text-properties fo:color="#0000ff" fo:font-size="16pt" fo:font-style="italic"/>
    </style:style>
    <style:style style:name="P28" style:family="paragraph" style:parent-style-name="Standard">
      <style:paragraph-properties fo:margin-left="0.794cm" fo:margin-right="0cm" fo:text-indent="0cm" style:auto-text-indent="false"/>
    </style:style>
    <style:style style:name="P29" style:family="paragraph" style:parent-style-name="Filling_20_instruction">
      <style:paragraph-properties fo:margin-left="1.501cm" fo:margin-right="0cm" fo:text-indent="0cm" style:auto-text-indent="false"/>
    </style:style>
    <style:style style:name="P30" style:family="paragraph" style:parent-style-name="Standard">
      <style:paragraph-properties fo:margin-left="3.752cm" fo:margin-right="0cm" fo:text-align="start" style:justify-single-word="false" fo:text-indent="0cm" style:auto-text-indent="false"/>
      <style:text-properties fo:color="#999999" fo:font-size="9pt" fo:font-weight="bold"/>
    </style:style>
    <style:style style:name="P31" style:family="paragraph" style:parent-style-name="Standard">
      <style:paragraph-properties fo:margin-left="3.752cm" fo:margin-right="0cm" fo:text-align="start" style:justify-single-word="false" fo:text-indent="0cm" style:auto-text-indent="false"/>
    </style:style>
    <style:style style:name="P32" style:family="paragraph" style:parent-style-name="Title_20_Cover">
      <style:paragraph-properties fo:margin-left="0cm" fo:margin-right="-0.953cm" fo:margin-top="0.635cm" fo:margin-bottom="0.423cm" style:line-height-at-least="0.423cm" fo:text-align="center" style:justify-single-word="false" fo:text-indent="0cm" style:auto-text-indent="false" fo:padding-left="0cm" fo:padding-right="0cm" fo:padding-top="0.353cm" fo:padding-bottom="0cm" fo:border-left="none" fo:border-right="none" fo:border-top="0.035cm solid #000000" fo:border-bottom="0.035cm solid #000000"/>
      <style:text-properties fo:font-size="36pt" fo:font-weight="normal"/>
    </style:style>
    <style:style style:name="P33" style:family="paragraph" style:parent-style-name="titulo">
      <style:paragraph-properties fo:margin-top="0.212cm" fo:margin-bottom="0.106cm" fo:text-align="center" style:justify-single-word="false"/>
      <style:text-properties fo:font-size="24pt"/>
    </style:style>
    <style:style style:name="P34" style:family="paragraph" style:parent-style-name="destaque_20_1">
      <style:paragraph-properties fo:margin-top="0.106cm" fo:margin-bottom="0.106cm"/>
      <style:text-properties fo:color="#0000ff" fo:font-size="11pt" fo:font-style="italic" fo:font-weight="normal"/>
    </style:style>
    <style:style style:name="P35" style:family="paragraph" style:parent-style-name="Standard">
      <style:paragraph-properties fo:text-align="center" style:justify-single-word="false" fo:break-before="page"/>
      <style:text-properties fo:font-size="18pt" fo:font-weight="bold"/>
    </style:style>
    <style:style style:name="P36" style:family="paragraph" style:parent-style-name="conteudo">
      <style:paragraph-properties fo:break-before="page"/>
    </style:style>
    <style:style style:name="P37" style:family="paragraph" style:parent-style-name="Contents_20_1">
      <style:paragraph-properties>
        <style:tab-stops>
          <style:tab-stop style:position="0.75cm"/>
          <style:tab-stop style:position="0.847cm"/>
          <style:tab-stop style:position="0.998cm"/>
          <style:tab-stop style:position="15.981cm" style:type="right" style:leader-style="dotted" style:leader-text="."/>
        </style:tab-stops>
      </style:paragraph-properties>
    </style:style>
    <style:style style:name="P38" style:family="paragraph" style:parent-style-name="Standard">
      <style:paragraph-properties fo:margin-left="0.079cm" fo:margin-right="0cm" fo:text-indent="-0.635cm" style:auto-text-indent="false">
        <style:tab-stops/>
      </style:paragraph-properties>
      <style:text-properties fo:color="#000000" fo:font-style="normal" style:font-style-asian="normal" style:font-style-complex="normal"/>
    </style:style>
    <style:style style:name="P39" style:family="paragraph" style:parent-style-name="Filling_20_instruction_20__28_table_20_cell_29_">
      <style:text-properties fo:color="#000000"/>
    </style:style>
    <style:style style:name="P40" style:family="paragraph" style:parent-style-name="Heading_20_2"/>
    <style:style style:name="P41" style:family="paragraph" style:parent-style-name="Heading_20_3"/>
    <style:style style:name="P42" style:family="paragraph" style:parent-style-name="Heading_20_1">
      <style:paragraph-properties fo:break-before="page"/>
    </style:style>
    <style:style style:name="P43" style:family="paragraph" style:parent-style-name="Heading_20_1">
      <style:paragraph-properties fo:margin-left="0.76cm" fo:margin-right="0cm" fo:text-indent="-0.76cm" style:auto-text-indent="false"/>
    </style:style>
    <style:style style:name="P44" style:family="paragraph" style:parent-style-name="Standard">
      <style:paragraph-properties fo:margin-left="3.752cm" fo:margin-right="0cm" fo:text-indent="0cm" style:auto-text-indent="false"/>
      <style:text-properties fo:color="#999999" fo:font-size="9pt" fo:font-weight="bold"/>
    </style:style>
    <style:style style:name="P45" style:family="paragraph" style:parent-style-name="Standard" style:list-style-name="L1"/>
    <style:style style:name="P46" style:family="paragraph" style:parent-style-name="Standard" style:list-style-name="L2"/>
    <style:style style:name="P47" style:family="paragraph" style:parent-style-name="Standard" style:list-style-name="L3">
      <style:text-properties fo:color="#000000" fo:font-style="normal" style:font-style-asian="normal" style:font-style-complex="normal"/>
    </style:style>
    <style:style style:name="P48" style:family="paragraph" style:parent-style-name="Standard" style:list-style-name="L6">
      <style:paragraph-properties fo:text-align="justify" style:justify-single-word="false"/>
      <style:text-properties fo:color="#000000" fo:font-style="normal" style:font-style-asian="normal" style:font-style-complex="normal"/>
    </style:style>
    <style:style style:name="P49" style:family="paragraph" style:parent-style-name="Standard" style:list-style-name="L3">
      <style:paragraph-properties fo:text-align="justify" style:justify-single-word="false"/>
      <style:text-properties fo:color="#000000" fo:font-style="normal" style:font-style-asian="normal" style:font-style-complex="normal"/>
    </style:style>
    <style:style style:name="P50" style:family="paragraph" style:parent-style-name="Standard" style:list-style-name="L3">
      <style:text-properties fo:color="#000000" fo:font-style="italic" style:font-style-asian="normal" style:font-style-complex="normal"/>
    </style:style>
    <style:style style:name="P51" style:family="paragraph" style:parent-style-name="Standard" style:list-style-name="L3">
      <style:text-properties fo:color="#000000" fo:font-style="italic"/>
    </style:style>
    <style:style style:name="P52" style:family="paragraph" style:parent-style-name="Standard" style:list-style-name="L4">
      <style:text-properties fo:color="#000000" fo:font-style="italic"/>
    </style:style>
    <style:style style:name="P53" style:family="paragraph" style:parent-style-name="Standard" style:list-style-name="L5">
      <style:text-properties fo:color="#000000" fo:font-style="italic"/>
    </style:style>
    <style:style style:name="P54" style:family="paragraph" style:parent-style-name="Standard" style:list-style-name="L3">
      <style:paragraph-properties fo:margin-left="0.582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5" style:family="paragraph" style:parent-style-name="Standard" style:list-style-name="L3">
      <style:paragraph-properties fo:margin-left="0.6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6" style:family="paragraph" style:parent-style-name="Standard" style:list-style-name="L3">
      <style:paragraph-properties fo:margin-left="0.794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7" style:family="paragraph" style:parent-style-name="Standard" style:list-style-name="L3">
      <style:paragraph-properties fo:margin-left="0.847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8" style:family="paragraph" style:parent-style-name="Standard" style:list-style-name="L3">
      <style:paragraph-properties fo:margin-left="1.244cm" fo:margin-right="0cm" fo:text-align="justify" style:justify-single-word="false" fo:text-indent="-0.635cm" style:auto-text-indent="false">
        <style:tab-stops>
          <style:tab-stop style:position="-0.079cm"/>
        </style:tab-stops>
      </style:paragraph-properties>
      <style:text-properties fo:color="#000000" fo:font-style="normal" style:font-style-asian="normal" style:font-style-complex="normal"/>
    </style:style>
    <style:style style:name="P59" style:family="paragraph" style:parent-style-name="Standard" style:list-style-name="L3">
      <style:paragraph-properties fo:margin-left="0.87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0" style:family="paragraph" style:parent-style-name="Standard" style:list-style-name="L3">
      <style:paragraph-properties fo:margin-left="0.926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1" style:family="paragraph" style:parent-style-name="Standard" style:list-style-name="L3">
      <style:paragraph-properties fo:margin-left="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2" style:family="paragraph" style:parent-style-name="Standard" style:list-style-name="L3">
      <style:paragraph-properties fo:margin-left="0.95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3" style:family="paragraph" style:parent-style-name="Standard" style:list-style-name="L3">
      <style:paragraph-properties fo:text-align="justify" style:justify-single-word="false" fo:padding="0.074cm" fo:border-left="none" fo:border-right="none" fo:border-top="none" fo:border-bottom="0.002cm solid #000000" style:join-border="false"/>
      <style:text-properties fo:color="#000000" fo:font-style="normal" style:font-style-asian="normal" style:font-style-complex="normal"/>
    </style:style>
    <style:style style:name="P64" style:family="paragraph" style:parent-style-name="Standard" style:list-style-name="L3">
      <style:paragraph-properties fo:margin-left="-0.026cm" fo:margin-right="0cm" fo:text-indent="-0.635cm" style:auto-text-indent="false">
        <style:tab-stops/>
      </style:paragraph-properties>
      <style:text-properties fo:color="#000000" fo:font-style="normal" style:font-style-asian="normal" style:font-style-complex="normal"/>
    </style:style>
    <style:style style:name="T1" style:family="text">
      <style:text-properties fo:color="#0000ff" fo:font-style="italic"/>
    </style:style>
    <style:style style:name="T2" style:family="text">
      <style:text-properties fo:color="#ff0000" fo:font-size="10pt"/>
    </style:style>
    <style:style style:name="T3" style:family="text">
      <style:text-properties fo:color="#ff0000" fo:font-size="10pt" fo:font-weight="bold"/>
    </style:style>
    <style:style style:name="T4" style:family="text">
      <style:text-properties fo:font-size="20pt" fo:font-weight="bold"/>
    </style:style>
    <style:style style:name="T5" style:family="text">
      <style:text-properties fo:font-size="16pt"/>
    </style:style>
    <style:style style:name="T6" style:family="text">
      <style:text-properties fo:font-size="16pt" fo:font-style="italic"/>
    </style:style>
    <style:style style:name="T7" style:family="text">
      <style:text-properties fo:font-weight="bold"/>
    </style:style>
    <style:style style:name="T8" style:family="text">
      <style:text-properties fo:font-style="italic"/>
    </style:style>
    <style:style style:name="T9" style:family="text">
      <style:text-properties fo:color="#000000"/>
    </style:style>
    <style:style style:name="T10" style:family="text">
      <style:text-properties fo:color="#000000" fo:font-style="italic" fo:font-weight="normal" style:font-style-asian="italic" style:font-weight-asian="normal" style:font-style-complex="italic" style:font-weight-complex="normal"/>
    </style:style>
    <style:style style:name="T11" style:family="text">
      <style:text-properties fo:color="#000000" fo:font-size="20pt" fo:font-style="italic" fo:font-weight="bold"/>
    </style:style>
    <style:style style:name="T12" style:family="text">
      <style:text-properties fo:color="#000000" fo:font-size="16pt" fo:font-style="italic"/>
    </style:style>
    <style:style style:name="T1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2">Documento de Especificação de Projeto</text:p>
        <text:p text:style-name="Standard"/>
        <text:p text:style-name="Standard"/>
        <text:p text:style-name="Standard"/>
        <text:p text:style-name="Standard"/>
        <text:p text:style-name="P33">Projeto de Software</text:p>
        <text:p text:style-name="P25">Disciplina NEA2 – Primeiro Semestre – 2011.<text:line-break/>Professor Igor Scaliante Wiese<text:line-break/>UTFPR – Universidade Tecnológica Federal do Paraná – Campus Campo Mourão</text:p>
        <text:p text:style-name="Standard"/>
        <text:p text:style-name="P26"/>
        <text:p text:style-name="Standard"/>
        <text:p text:style-name="Standard"/>
        <text:p text:style-name="Standard"/>
        <text:p text:style-name="Standard"/>
        <text:p text:style-name="Standard"/>
        <text:p text:style-name="P18"><text:span text:style-name="T4">Projeto: Sistema de </text:span><text:span text:style-name="T11">Ordem de serviços</text:span></text:p>
        <text:p text:style-name="P26"><text:span text:style-name="T5">Equipe:</text:span><text:span text:style-name="T6"> </text:span><text:span text:style-name="T12">Adilson Simiao de Souza </text:span></text:p>
        <text:p text:style-name="P27"><text:span text:style-name="T9">Fernando Rocha</text:span> </text:p>
        <text:p text:style-name="P13"><text:s text:c="52"/></text:p>
        <text:p text:style-name="P26"/>
        <text:p text:style-name="Standard"/>
        <text:p text:style-name="Standard"/>
        <text:p text:style-name="P35">HISTÓRICO DE REVISÕES</text:p>
        <text:p text:style-name="P19"/>
        <table:table table:name="Table1" table:style-name="Table1">
          <table:table-column table:style-name="Table1.A"/>
          <table:table-column table:style-name="Table1.B"/>
          <table:table-column table:style-name="Table1.C"/>
          <table:table-row>
            <table:table-cell office:value-type="string">
              <text:p text:style-name="P17">Nome da alteração</text:p>
            </table:table-cell>
            <table:table-cell office:value-type="string">
              <text:p text:style-name="P17">Responsável</text:p>
            </table:table-cell>
            <table:table-cell office:value-type="string">
              <text:p text:style-name="P17">Data</text:p>
            </table:table-cell>
          </table:table-row>
          <table:table-row>
            <table:table-cell office:value-type="string">
              <text:p text:style-name="P17">Caso de uso</text:p>
            </table:table-cell>
            <table:table-cell office:value-type="string">
              <text:p text:style-name="P17">Adilson</text:p>
            </table:table-cell>
            <table:table-cell table:style-name="Table1.C2" office:value-type="date" office:date-value="2013-01-12">
              <text:p text:style-name="P17">12/01/13</text:p>
            </table:table-cell>
          </table:table-row>
          <table:table-row>
            <table:table-cell office:value-type="string">
              <text:p text:style-name="P17"/>
            </table:table-cell>
            <table:table-cell office:value-type="string">
              <text:p text:style-name="P17"/>
            </table:table-cell>
            <table:table-cell office:value-type="string">
              <text:p text:style-name="P17"/>
            </table:table-cell>
          </table:table-row>
        </table:table>
        <text:p text:style-name="P19"/>
        <text:p text:style-name="Standard"/>
        <text:p text:style-name="P35"/>
        <text:p text:style-name="P31"/>
        <text:p text:style-name="P30"/>
        <text:p text:style-name="P30"/>
        <text:p text:style-name="P30"/>
        <text:p text:style-name="P30"/>
        <text:p text:style-name="P30"/>
        <text:p text:style-name="P44">Este documento foi estendido da proposta de documentação de especificação funcional elaborada pelo Centro de Inovação de Recife / Qualiti Software Processes / Centro de Estudos e Sistemas Avançados do Recife (C.E.S.A.R) de 2007.</text:p>
        <text:p text:style-name="Standard"/>
        <text:p text:style-name="P36">Índice</text:p>
        <text:p text:style-name="Standard"/>
        <text:table-of-content text:style-name="Sect1" text:protected="true" text:name="Table of Contents 1">
          <text:table-of-content-source text:outline-level="4">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Introdução</text:p>
            <text:p text:style-name="Contents_20_2">Descrição do sistema</text:p>
            <text:p text:style-name="Contents_20_2">Objetivo do sistema</text:p>
            <text:p text:style-name="Contents_20_2">Sistemas Similares</text:p>
            <text:p text:style-name="Contents_20_2">Convenções, termos e abreviações</text:p>
            <text:p text:style-name="Contents_20_3">Identificação dos casos de uso </text:p>
            <text:p text:style-name="Contents_20_3"/>
            <text:p text:style-name="Contents_20_1">Lista de Requisitos </text:p>
            <text:p text:style-name="Contents_20_2">Matriz de Rastreabilidade</text:p>
            <text:p text:style-name="Contents_20_1">Atores</text:p>
            <text:p text:style-name="Contents_20_1">Casos de Uso</text:p>
          </text:index-body>
        </text:table-of-content>
        <text:p text:style-name="P37"/>
        <text:p text:style-name="Standard"/>
        <text:h text:style-name="P42" text:outline-level="1"><text:bookmark-start text:name="__RefHeading__9_117254275"/>Introdução<text:bookmark-end text:name="__RefHeading__9_117254275"/></text:h>
        <text:p text:style-name="P20">&lt;O capítulo de introdução deve apresentar uma descrição do sistema, apontando seu principal objetivo, e uma breve descrição do que será encontrado no documento.&gt;</text:p>
        <text:p text:style-name="P5">Este documento especifica os casos de uso e requisitos não-funcionais (RNFs) do projeto intitulado Sistema de <text:span text:style-name="T10">Ordem de Serviços</text:span>, referente ao projeto final da disciplina de Análise e Projeto Orientado à Objetos (NEA2), contida no segundo semestre da matriz curricular do curso de Tecnologia de Desenvolvimento de Sistemas para Internet,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7">O Sistema de Ordem de Serviços foi desenvolvido com a finalidade gerenciar os serviços prestados na empresa e com o intuito de melhorar o atendimento e consequentemente <text:s/>os serviços prestados aos clientes.</text:p>
        <text:p text:style-name="P7"/>
        <text:h text:style-name="Heading_20_2" text:outline-level="2"><text:bookmark-start text:name="__RefHeading__13_117254275"/>Objetivo do sistema<text:bookmark-end text:name="__RefHeading__13_117254275"/></text:h>
        <text:p text:style-name="P7">O objetivo do sistema e auxiliar e organizar a empresa que trabalha na prestação de <text:s/>serviços mecanicos mantendo o controle dos serviços prestados. </text:p>
        <text:h text:style-name="Heading_20_2" text:outline-level="2"><text:bookmark-start text:name="__RefHeading__15_117254275"/>Sistemas Similares<text:bookmark-end text:name="__RefHeading__15_117254275"/></text:h>
        <text:p text:style-name="P6">&lt;substituir por texto e imagens de telas de sistemas similares pesquisados e utilizados como inspiração. Máximo de 1000 palavras&gt;.</text:p>
        <text:h text:style-name="Heading_20_2" text:outline-level="2"><text:bookmark-start text:name="__RefHeading__17_117254275"/>Convenções, termos e abreviações<text:bookmark-end text:name="__RefHeading__17_117254275"/></text:h>
        <text:p text:style-name="P5">A correta interpretação deste documento exige o conhecimento de algumas convenções, termos específicos e abreviações, que são descritos a seguir.</text:p>
        <text:h text:style-name="Heading_20_3" text:outline-level="3"><text:bookmark-start text:name="__RefHeading__19_117254275"/>Identificação dos casos de uso <text:bookmark-end text:name="__RefHeading__19_117254275"/></text:h>
        <text:p text:style-name="P5">Os casos de uso devem ser identificados com um identificador único. A numeração inicia com o identificador [UC01] e prossegue sendo incrementada à medida que forem surgindo novos casos de uso.</text:p>
        <text:p text:style-name="P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text:soft-page-break/>seu perfil e é disparado quando o usuário clica no botão <text:span text:style-name="T7">Informações</text:span> <text:span text:style-name="T7">Avançadas</text:span> durante seu cadastro, conforme descrito no fluxo alternativo [UC01].[FA02]”.</text:p>
        <text:h text:style-name="Heading_20_3" text:outline-level="3"/>
        <text:h text:style-name="P43" text:outline-level="1"><text:bookmark-start text:name="__RefHeading__23_117254275"/>Lista de Requisitos <text:bookmark-end text:name="__RefHeading__23_117254275"/></text:h>
        <text:p text:style-name="P8">Abaixo encontra-se a lista de requisitos do projeto.</text:p>
        <text:p text:style-name="P10">&lt;Criar uma Lista enumerada com todos os requisitos encontrados&gt;</text:p>
        <text:p text:style-name="P20"><text:tab/>1RF: O sistema deve gerenciar o cadastro dos requisitos;</text:p>
        <text:p text:style-name="P20"><text:tab/>2RF: O sistema permite a listagem dos requisitos cadastrados...</text:p>
        <text:p text:style-name="Standard"><text:s text:c="2"/></text:p>
        <text:h text:style-name="Heading_20_2" text:outline-level="2"><text:bookmark-start text:name="__RefHeading__937_1047580196"/>Matriz de Rastreabilidade<text:bookmark-end text:name="__RefHeading__937_1047580196"/></text:h>
        <text:p text:style-name="P6">&lt;Criar uma tabela onde as linhas representam os requisitos e as colunas os casos de uso.&gt;</text:p>
        <text:h text:style-name="P43" text:outline-level="1"><text:bookmark-start text:name="__RefHeading__939_1047580196"/>Atores<text:bookmark-end text:name="__RefHeading__939_1047580196"/></text:h>
        <text:p text:style-name="P8">A tabela abaixo descreve brevemente cada ator da aplicação.</text:p>
        <text:p text:style-name="P10">&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le2" table:style-name="Table2">
          <table:table-column table:style-name="Table2.A"/>
          <table:table-column table:style-name="Table2.B"/>
          <table:table-row>
            <table:table-cell office:value-type="string">
              <text:p text:style-name="Table_20_header">Ator</text:p>
            </table:table-cell>
            <table:table-cell office:value-type="string">
              <text:p text:style-name="Table_20_header">Descrição</text:p>
            </table:table-cell>
          </table:table-row>
          <table:table-row>
            <table:table-cell office:value-type="string">
              <text:p text:style-name="P39">Funcionario </text:p>
            </table:table-cell>
            <table:table-cell office:value-type="string">
              <text:p text:style-name="P39">O funcionario vai recepcionar o cliente ao chegar na empresa coletando os dados e criando o orçamento, e executando os serviços</text:p>
            </table:table-cell>
          </table:table-row>
          <table:table-row>
            <table:table-cell office:value-type="string">
              <text:p text:style-name="P39">Cliente</text:p>
            </table:table-cell>
            <table:table-cell office:value-type="string">
              <text:p text:style-name="P39">O cliente ira solicitar a manutenção no seu Automóvel para o <text:s/>funcionario </text:p>
            </table:table-cell>
          </table:table-row>
          <table:table-row>
            <table:table-cell office:value-type="string">
              <text:p text:style-name="Filling_20_instruction_20__28_table_20_cell_29_"/>
            </table:table-cell>
            <table:table-cell office:value-type="string">
              <text:p text:style-name="Filling_20_instruction_20__28_table_20_cell_29_"/>
            </table:table-cell>
          </table:table-row>
        </table:table>
        <text:h text:style-name="P43" text:outline-level="1"><text:bookmark-start text:name="__RefHeading__25_117254275"/>Casos de Uso<text:bookmark-end text:name="__RefHeading__25_117254275"/></text:h>
        <text:p text:style-name="P6">&lt;&lt;colocar uma referência bibliográfica explicando o que é um diagrama de caso de uso. Sucinta. Máximo 150 palavras&gt;&gt;</text:p>
        <text:p text:style-name="P10">&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12"><text:bookmark-start text:name="__RefHeading__27_117254275"/>Diagrama de Caso de Uso <text:s/>- <text:s/>Sistemas de Ordem de Serviços<text:bookmark-end text:name="__RefHeading__27_117254275"/></text:p>
        <text:p text:style-name="P9">Essa seção apresenta todos os requisitos funcionais da aplicação, especificados como casos de uso. </text:p>
        <text:p text:style-name="P21"><text:s text:c="13"/>1RF: O Sistema deve permitir o cadastramento dos clientes ( Nome, Telefone, CPF e <text:tab/><text:tab/> <text:s text:c="6"/>Endereço ).</text:p>
        <text:p text:style-name="Standard"><text:soft-page-break/><text:s text:c="5"/>2RF: O sistema deve permitir o cadastramento dos Automóvel (Modelo, Ano, Placa e <text:tab/> <text:s text:c="8"/>chassi). </text:p>
        <text:p text:style-name="Standard"><text:s text:c="5"/>3RF: O sistema deve permitir o cadastramento dos serviços (Descrição, DataEntrada, <text:tab/> <text:s text:c="9"/>DataSaida, ValorTotal e Peças).</text:p>
        <text:p text:style-name="Standard"><text:s text:c="6"/>4RF: O sistema deve <text:s text:c="2"/>realizar o orçamento dos clientes. Os dados devem ser <text:tab/><text:tab/>inseridos para realização do Orçamento(Descrição, DataEntrada, DataSaida, <text:tab/><text:tab/>ValorTotal, <text:s/>Peça, NomeCliente, Telefone, Placa e Modelo).</text:p>
        <text:p text:style-name="Standard"><text:s text:c="6"/>5RF: O sistema deve realizar o cadastramento das Ferramentas(Nome, modelo e <text:tab/><text:tab/> <text:s text:c="5"/>quantidade). </text:p>
        <text:p text:style-name="Standard"><text:s text:c="6"/>6RF: O sistema deve realizar as seguintes consultas.</text:p>
        <text:list xml:id="list3475431223462422703" text:style-name="L1">
          <text:list-item>
            <text:list>
              <text:list-item>
                <text:p text:style-name="P45">Por Cliente. Deve ser exibido Nome, Telefone, CPF e Endereço e os serviços solicitados.</text:p>
              </text:list-item>
              <text:list-item>
                <text:p text:style-name="P45">Por automovel. Deve ser exibido Modelo, Ano, Placa e chassi <text:s/>os serviços excutados e peças utilizadas e os funcionarios responsaveis pela mao de obra.</text:p>
              </text:list-item>
              <text:list-item>
                <text:p text:style-name="P45">Por Orçamento. Dever ser exibido Descrição, DataEntrada, DataSaida, <text:tab/><text:tab/>ValorTotal, <text:s/>Peça, NomeCliente, Telefone, Placa e Modelo.</text:p>
              </text:list-item>
            </text:list>
          </text:list-item>
        </text:list>
        <text:p text:style-name="Standard"><text:s text:c="7"/>7RF: <text:s text:c="2"/>O sistema deve realizar os relatórios.</text:p>
        <text:p text:style-name="Standard"><text:s text:c="12"/>7.1.<text:tab/> <text:s text:c="5"/>A quantidade de clientes</text:p>
        <text:p text:style-name="Standard"><text:s text:c="12"/>7.2. <text:tab/> <text:s text:c="5"/>A quantidade de automoveis </text:p>
        <text:list xml:id="list4438031466936428656" text:style-name="L2">
          <text:list-item>
            <text:list>
              <text:list-item>
                <text:p text:style-name="P46">O valor total dos recebimentos no mês dos serviços prestados</text:p>
              </text:list-item>
            </text:list>
          </text:list-item>
        </text:list>
        <text:p text:style-name="P21"><text:s text:c="12"/>7.4. <text:s text:c="11"/>O valor gasto com peças.</text:p>
        <text:p text:style-name="P21"><text:s text:c="12"/>7.5 <text:s text:c="11"/>A quantidade de orçamentos.</text:p>
        <text:p text:style-name="P21"><text:s/></text:p>
        <text:list xml:id="list137645297516038693" text:style-name="L3">
          <text:list-header>
            <text:p text:style-name="P47"/>
            <text:p text:style-name="P47"/>
            <text:p text:style-name="P50"/>
            <text:p text:style-name="P47"/>
            <text:p text:style-name="P47"/>
          </text:list-header>
        </text:list>
        <text:p text:style-name="P15"/>
        <text:p text:style-name="P14"/>
        <text:p text:style-name="P14"/>
        <text:p text:style-name="P14"/>
        <text:p text:style-name="P14"/>
        <text:p text:style-name="P23"><text:span text:style-name="T2">&lt;Repetir a estrutura para cada CASO DE USO.&gt;</text:span><text:span text:style-name="T3"> </text:span></text:p>
        <text:p text:style-name="P11"><text:bookmark-start text:name="__RefHeading__29_117254275"/>[UC01]<text:span text:style-name="T1"> </text:span><text:span text:style-name="T1">&lt;Incluir ao lado do identificador um nome para o caso de uso&gt;</text:span><text:bookmark-end text:name="__RefHeading__29_117254275"/></text:p>
        <table:table table:name="Table3" table:style-name="Table3">
          <table:table-column table:style-name="Table3.A"/>
          <table:table-column table:style-name="Table3.B"/>
          <table:table-row>
            <table:table-cell office:value-type="string">
              <text:p text:style-name="P16">Ator(es):</text:p>
            </table:table-cell>
            <table:table-cell office:value-type="string">
              <text:p text:style-name="P34">&lt;Informe os atores que irão interagir com este caso de uso.&gt;</text:p>
            </table:table-cell>
          </table:table-row>
        </table:table>
        <text:p text:style-name="P23"><text:soft-page-break/><text:span text:style-name="T2">&lt;Para preencher a prioridade do caso de uso, dê dois cliques no quadrado ao lado da prioridade desejada e, no diálogo que surgir, selecione a opção </text:span><text:span text:style-name="T3">Checked</text:span><text:span text:style-name="T2">.&gt;</text:span><text:span text:style-name="T3"> </text:span></text:p>
        <text:p text:style-name="P3"/>
        <text:p text:style-name="P2"><text:span text:style-name="T7">Descrição: </text:span><text:span text:style-name="T1">&lt;Forneça uma pequena explicação do propósito do caso de uso (útil quando o nome do caso de uso não deixa suficientemente claro qual é o seu objetivo).&gt;</text:span></text:p>
        <text:p text:style-name="P2"><text:span text:style-name="T7">Pré-condições: </text:span><text:span text:style-name="T1">&lt;Liste cada pré-condição deste caso de uso (estado em que a aplicação deve estar ou um fator externo necessário para que o caso de uso possa ser realizado).&gt;</text:span></text:p>
        <text:p text:style-name="P2"><text:span text:style-name="T7">Pós-condições: </text:span><text:span text:style-name="T1">&lt;Liste todas as pós-condições deste caso de uso (lista de possíveis estados em que a aplicação pode ficar imediatamente após o término da execução do caso de uso, ou alteração de um fator externo à aplicação).&gt;</text:span></text:p>
        <text:p text:style-name="P3"/>
        <text:p text:style-name="P3">Fluxo principal</text:p>
        <text:p text:style-name="P29">&lt;Descreva, passo a passo, o que os atores e a aplicação faz neste caso de uso. Também deverão ser descritas as regras de negócio específicas para este caso de uso, quando houver. Quando este caso de uso incluir outro, utilize a palavra <text:span text:style-name="T7">&lt;&lt;Include&gt;&gt;.</text:span> Para estender, deve-se utilizar a palavra <text:span text:style-name="T7">&lt;&lt;Extend&gt;&gt;.</text:span> Um determinado passo pode, em determinada condição, fazer referência a um fluxo alternativo ou de erro.&gt;</text:p>
        <text:p text:style-name="P21"><text:s text:c="6"/>UC01: &lt;&lt;CRUD&gt;&gt; Manter Cliente.</text:p>
        <text:list xml:id="list140401360" text:continue-numbering="true" text:style-name="L3">
          <text:list-item>
            <text:p text:style-name="P51">O Funcionario escolhe <text:s/>a opção:</text:p>
            <text:p text:style-name="P51">1.1 <text:s text:c="8"/>opção ¨Cadastrar Cliente¨</text:p>
            <text:p text:style-name="P51">1.2 <text:s text:c="8"/>opção ¨Consultar Cliente¨</text:p>
            <text:p text:style-name="P51">1.3 <text:s text:c="7"/>opção ¨Alterar Cliente¨</text:p>
            <text:p text:style-name="P51">1.4 <text:s text:c="7"/>opção ¨Excluir Cliente¨ </text:p>
          </text:list-item>
        </text:list>
        <text:p text:style-name="P21"><text:s text:c="8"/></text:p>
        <text:p text:style-name="P21"><text:s text:c="6"/>Opção 1.1: Cadastrar Cliente</text:p>
        <text:list xml:id="list8449808903537487901" text:style-name="L4">
          <text:list-item>
            <text:list>
              <text:list-item>
                <text:list>
                  <text:list-item>
                    <text:p text:style-name="P52">O sistema solicita os dados do cliente.</text:p>
                  </text:list-item>
                  <text:list-item>
                    <text:p text:style-name="P52">O funcionario preenche os campos com os dados do cliente.</text:p>
                  </text:list-item>
                  <text:list-item>
                    <text:p text:style-name="P52">O funcionario cadastra o cliente.</text:p>
                  </text:list-item>
                  <text:list-item>
                    <text:p text:style-name="P52">O sistema verifica os campos preenchidos <text:s/>e valida os dados. </text:p>
                  </text:list-item>
                  <text:list-item>
                    <text:p text:style-name="P52">O sistema informa que o cadastro feito com sucesso.</text:p>
                  </text:list-item>
                </text:list>
              </text:list-item>
            </text:list>
          </text:list-item>
        </text:list>
        <text:p text:style-name="P21"><text:s text:c="6"/>Opção 1.2: Consultar Cliente</text:p>
        <text:list xml:id="list7611177482839689483" text:style-name="L5">
          <text:list-item>
            <text:list>
              <text:list-item>
                <text:list>
                  <text:list-item>
                    <text:p text:style-name="P53">O sistema solicita os dados do cliente.</text:p>
                  </text:list-item>
                  <text:list-item>
                    <text:p text:style-name="P53">O funcionario preenche os dados solicitados no sistema</text:p>
                  </text:list-item>
                  <text:list-item>
                    <text:p text:style-name="P53">O funcionario consulta o cliente através do botão consultar</text:p>
                  </text:list-item>
                  <text:list-item>
                    <text:p text:style-name="P53">O sistema apresenta uma lista com os nomes dos clientes.</text:p>
                  </text:list-item>
                  <text:list-item>
                    <text:p text:style-name="P53">O funcionario seleciona um nome da lista.</text:p>
                  </text:list-item>
                  <text:list-item>
                    <text:p text:style-name="P53">O sistema apresenta as informações do cliente: nome, telefone, cpf e endereço</text:p>
                  </text:list-item>
                </text:list>
              </text:list-item>
            </text:list>
          </text:list-item>
        </text:list>
        <text:list xml:id="list1946000209" text:continue-list="list140401360" text:style-name="L3">
          <text:list-header>
            <text:p text:style-name="P51"><text:soft-page-break/>Opção 1.3 Alterar Cliente</text:p>
            <text:p text:style-name="P51"><text:s text:c="6"/><text:span text:style-name="T13">1.3.1 adciona Opção 1.2</text:span></text:p>
            <text:p text:style-name="P47"><text:s text:c="6"/>1.3.2 O funcionario preenche os campos com os novos dados à serem alterados.</text:p>
            <text:p text:style-name="P47"><text:s text:c="6"/>1.3.3 O funcinario altera os dados atraves do botão alterar.</text:p>
            <text:p text:style-name="P47"><text:s text:c="6"/>1.3.4 O sistema informa a alteração feita com sucesso.</text:p>
            <text:p text:style-name="P51">Opção 1.4: Excluir Cliente.</text:p>
            <text:p text:style-name="P51"><text:s text:c="7"/><text:span text:style-name="T13"><text:s/>1.4.1 adciona opção 1.2</text:span></text:p>
            <text:p text:style-name="P47"><text:s text:c="7"/>1.4.2 O funcionario exclui o cliente atraves do botao excluir.</text:p>
            <text:p text:style-name="P47"><text:s text:c="7"/>1.4.3 O sistema informa a confirmação da exclusão.</text:p>
          </text:list-header>
        </text:list>
        <text:p text:style-name="P22"/>
        <text:p text:style-name="P22"><text:s text:c="8"/><text:span text:style-name="T8">UC02: &lt;&lt;CRUD&gt;&gt; Manter Automóvel.</text:span></text:p>
        <text:list xml:id="list700494219" text:continue-numbering="true" text:style-name="L3">
          <text:list-header>
            <text:p text:style-name="P51">O Funcionario escolhe <text:s/>a opção:</text:p>
            <text:p text:style-name="P47">2.1 <text:s text:c="8"/>opção ¨Cadastrar Automóvel ¨</text:p>
            <text:p text:style-name="P47">2.2 <text:s text:c="8"/>opção ¨Consultar Automóvel¨</text:p>
            <text:p text:style-name="P47">2.3 <text:s text:c="8"/>opção ¨Alterar Automóvel¨</text:p>
            <text:p text:style-name="P47">2.4 <text:s text:c="8"/>opção ¨Excluir Automóvel¨ </text:p>
            <text:p text:style-name="P51">variante </text:p>
            <text:p text:style-name="P51">Opção 2.1: Cadastrar Automóvel </text:p>
            <text:list>
              <text:list-item>
                <text:list>
                  <text:list-item>
                    <text:p text:style-name="P51">O sistema solicita os dados do Automóvel.</text:p>
                  </text:list-item>
                  <text:list-item>
                    <text:p text:style-name="P51">O funcionario preenche os campos com os dados do Automóvel.</text:p>
                  </text:list-item>
                  <text:list-item>
                    <text:p text:style-name="P51">O funcionario cadastra o Automóvel.</text:p>
                  </text:list-item>
                  <text:list-item>
                    <text:p text:style-name="P51">O sistema verifica os campos preenchidos <text:s/>e valida os dados. </text:p>
                  </text:list-item>
                  <text:list-item>
                    <text:p text:style-name="P51">O sistema informa que o cadastro feito com sucesso.</text:p>
                  </text:list-item>
                </text:list>
              </text:list-item>
            </text:list>
            <text:p text:style-name="P51"/>
            <text:p text:style-name="P51">Opção 2.2: Consultar <text:s/>Automóvel</text:p>
            <text:list>
              <text:list-item>
                <text:list>
                  <text:list-item>
                    <text:p text:style-name="P51">O sistema solicita os dados do Automóvel.</text:p>
                  </text:list-item>
                  <text:list-item>
                    <text:p text:style-name="P51">O funcionario preenche os dados solicitados no sistema</text:p>
                  </text:list-item>
                  <text:list-item>
                    <text:p text:style-name="P51">O funcionario consulta o Automóvel através do botão consultar</text:p>
                  </text:list-item>
                  <text:list-item>
                    <text:p text:style-name="P51">O sistema apresenta uma lista com os nomes dos Automóvel.</text:p>
                  </text:list-item>
                  <text:list-item>
                    <text:p text:style-name="P51">O funcionario seleciona um nome da lista.</text:p>
                  </text:list-item>
                  <text:list-item>
                    <text:p text:style-name="P51">O sistema apresenta as informações do Automóvel: Modelo, Ano, Placa e <text:tab/> <text:s text:c="8"/>chassi.</text:p>
                  </text:list-item>
                </text:list>
              </text:list-item>
            </text:list>
            <text:p text:style-name="P51">Opção 2.3 Alterar <text:s/>Automóvel</text:p>
            <text:p text:style-name="P51"><text:s text:c="6"/>2<text:span text:style-name="T13">.3.1 adciona Opção 2.2</text:span></text:p>
            <text:p text:style-name="P47"><text:s text:c="6"/>2.3.2 O funcionario preenche os campos com os novos dados à serem alterados.</text:p>
            <text:p text:style-name="P47"><text:s text:c="6"/>2.3.3 O funcinario altera os dados atraves do botão alterar.</text:p>
            <text:p text:style-name="P47"><text:soft-page-break/><text:s text:c="6"/>2.3.4 O sistema informa a alteração feita com sucesso.</text:p>
            <text:p text:style-name="P51">Opção 2.4: Excluir Automóvel.</text:p>
            <text:p text:style-name="P51"><text:s text:c="7"/>2<text:span text:style-name="T13">.4.1 adciona opção 2.2</text:span></text:p>
            <text:p text:style-name="P47"><text:s text:c="7"/>2.4.2 O funcionario exclui o <text:span text:style-name="T8">Automóvel</text:span> atraves do botão excluir.</text:p>
            <text:p text:style-name="P47"><text:s text:c="7"/>2.4.3 O sistema informa a confirmação da exclusão.</text:p>
            <text:p text:style-name="P50"/>
            <text:p text:style-name="P50">UC03: &lt;&lt;CRUD&gt;&gt; Manter Serviços.</text:p>
            <text:list text:continue-numbering="true">
              <text:list-header>
                <text:p text:style-name="P51">O Funcionario escolhe <text:s/>a opção:</text:p>
                <text:p text:style-name="P47">3.1 <text:s text:c="8"/>opção ¨Cadastrar Serviços ¨</text:p>
                <text:p text:style-name="P47">3.2 <text:s text:c="8"/>opção ¨Consultar Serviços¨</text:p>
                <text:p text:style-name="P47">3.3 <text:s text:c="8"/>opção ¨Alterar Serviços¨</text:p>
                <text:p text:style-name="P47">3.4 <text:s text:c="8"/>opção ¨Excluir Serviços¨ </text:p>
              </text:list-header>
            </text:list>
            <text:p text:style-name="P51">Opção 3.1: Cadastrar <text:span text:style-name="T13">Serviços.</text:span></text:p>
            <text:list>
              <text:list-item>
                <text:list>
                  <text:list-item>
                    <text:p text:style-name="P51"><text:s/>O sistema solicita os dados do serviço.</text:p>
                  </text:list-item>
                  <text:list-item>
                    <text:p text:style-name="P51"><text:s/>O funcionario preenche os campos com os dados do <text:span text:style-name="T13">Serviço</text:span>.</text:p>
                  </text:list-item>
                  <text:list-item>
                    <text:p text:style-name="P51"><text:s/>O funcionario cadastra o <text:span text:style-name="T13">Serviço</text:span>.</text:p>
                  </text:list-item>
                  <text:list-item>
                    <text:p text:style-name="P51"><text:s/>O sistema verifica os campos preenchidos <text:s/>e valida os dados. </text:p>
                  </text:list-item>
                  <text:list-item>
                    <text:p text:style-name="P51"><text:s/>O sistema informa que o cadastro feito com sucesso.</text:p>
                  </text:list-item>
                </text:list>
              </text:list-item>
            </text:list>
            <text:p text:style-name="P51"><text:s/>Opção 3.2: Consultar <text:span text:style-name="T13">Serviço.</text:span></text:p>
            <text:list>
              <text:list-item>
                <text:list>
                  <text:list-item>
                    <text:p text:style-name="P51">O sistema solicita os dados do <text:span text:style-name="T13">Serviço</text:span>.</text:p>
                  </text:list-item>
                  <text:list-item>
                    <text:p text:style-name="P51">O funcionario preenche os dados solicitados no sistema</text:p>
                  </text:list-item>
                  <text:list-item>
                    <text:p text:style-name="P51">O funcionario consulta o <text:span text:style-name="T13">Serviços</text:span> através do botão consultar</text:p>
                  </text:list-item>
                  <text:list-item>
                    <text:p text:style-name="P51">O sistema apresenta uma lista com os nomes dos <text:span text:style-name="T13">Serviço</text:span>.</text:p>
                  </text:list-item>
                  <text:list-item>
                    <text:p text:style-name="P51">O funcionario seleciona um serviço <text:s/>da lista.</text:p>
                  </text:list-item>
                  <text:list-item>
                    <text:p text:style-name="P51">O sistema apresenta as informação do serviços: Descrição, DataEntrada, <text:tab/> <text:s text:c="9"/>DataSaida, ValorTotal e Peças.</text:p>
                  </text:list-item>
                </text:list>
              </text:list-item>
            </text:list>
            <text:p text:style-name="P51">Opção 3.3 Alterar Serviços.</text:p>
            <text:p text:style-name="P51"><text:s text:c="6"/>3<text:span text:style-name="T13">.3.1 adciona Opção 3.2</text:span></text:p>
            <text:p text:style-name="P47"><text:s text:c="6"/>3.3.2 O funcionario preenche os campos com os novos dados à serem alterados.</text:p>
            <text:p text:style-name="P47"><text:s text:c="6"/>3.3.3 O funcinario altera os dados atraves do botão alterar.</text:p>
            <text:p text:style-name="P47"><text:s text:c="6"/>3.3.4 O sistema informa a alteração feita com sucesso.</text:p>
            <text:p text:style-name="P51">Opção 3.4: Excluir Serviço.</text:p>
            <text:p text:style-name="P51"><text:s text:c="7"/>3<text:span text:style-name="T13">.4.1 adciona opção 3.2</text:span></text:p>
            <text:p text:style-name="P47"><text:s text:c="7"/>3.4.2 O funcionario exclui o <text:span text:style-name="T8">orçamento</text:span> atraves do botão excluir.</text:p>
            <text:p text:style-name="P47"><text:s text:c="7"/>3.4.3 O sistema informa a confirmação da exclusão.</text:p>
            <text:p text:style-name="P47"/>
            <text:p text:style-name="P47"><text:soft-page-break/>UC04:&lt;&lt;CRUD&gt;&gt; Manter Orçamento.</text:p>
          </text:list-header>
        </text:list>
        <text:p text:style-name="P22"><text:s text:c="10"/><text:span text:style-name="T8">O Funcionario escolhe <text:s/>a opção:</text:span></text:p>
        <text:list xml:id="list1896474674" text:continue-numbering="true" text:style-name="L3">
          <text:list-item>
            <text:list>
              <text:list-header>
                <text:p text:style-name="P47">4.1 <text:s text:c="8"/>opção ¨Cadastrar Orçamento ¨</text:p>
                <text:p text:style-name="P47">4.2 <text:s text:c="8"/>opção ¨Consultar Orçamento¨</text:p>
                <text:p text:style-name="P47">4.3 <text:s text:c="8"/>opção ¨Alterar Orçamento¨</text:p>
                <text:p text:style-name="P47">4.4 <text:s text:c="8"/>opção ¨Excluir Orçamento¨ </text:p>
              </text:list-header>
            </text:list>
            <text:p text:style-name="P51">Opção 4.1: Cadastrar <text:span text:style-name="T13">Orçamento.</text:span></text:p>
            <text:list>
              <text:list-item>
                <text:list>
                  <text:list-item>
                    <text:p text:style-name="P51"><text:s/>O sistema solicita os dados do orçamento.</text:p>
                  </text:list-item>
                  <text:list-item>
                    <text:p text:style-name="P51"><text:s/>O funcionario preenche os campos com os dados do <text:span text:style-name="T13">Orçamento</text:span>.</text:p>
                  </text:list-item>
                  <text:list-item>
                    <text:p text:style-name="P51"><text:s/>O funcionario cadastra o <text:span text:style-name="T13">Orçamento</text:span>.</text:p>
                  </text:list-item>
                  <text:list-item>
                    <text:p text:style-name="P51"><text:s/>O sistema verifica os campos preenchidos <text:s/>e valida os dados. </text:p>
                  </text:list-item>
                  <text:list-item>
                    <text:p text:style-name="P51"><text:s/>O sistema informa que o cadastro feito com sucesso.</text:p>
                  </text:list-item>
                </text:list>
              </text:list-item>
            </text:list>
            <text:p text:style-name="P51"><text:s/>Opção 4.2: Consultar Orçamento<text:span text:style-name="T13">.</text:span></text:p>
            <text:list>
              <text:list-item>
                <text:list>
                  <text:list-item>
                    <text:p text:style-name="P51">O sistema solicita os dados do <text:span text:style-name="T13">Orçamento</text:span>.</text:p>
                  </text:list-item>
                  <text:list-item>
                    <text:p text:style-name="P51">O funcionario preenche os dados solicitados no sistema</text:p>
                  </text:list-item>
                  <text:list-item>
                    <text:p text:style-name="P51">O funcionario consulta o <text:span text:style-name="T13">Serviços</text:span> através do botão consultar</text:p>
                  </text:list-item>
                  <text:list-item>
                    <text:p text:style-name="P51">O sistema apresenta uma lista com os nomes dos Orçamentos.</text:p>
                  </text:list-item>
                  <text:list-item>
                    <text:p text:style-name="P51">O funcionario seleciona um orçamento da lista.</text:p>
                  </text:list-item>
                  <text:list-item>
                    <text:p text:style-name="P51">O sistema apresenta as informação do orçamento: Descrição, DataEntrada, <text:tab/> <text:s text:c="9"/>DataSaida, ValorTotal e Peças.</text:p>
                  </text:list-item>
                </text:list>
              </text:list-item>
            </text:list>
            <text:p text:style-name="P51">Opção 4.3 Alterar Orçamento.</text:p>
            <text:p text:style-name="P51"><text:s text:c="6"/>4<text:span text:style-name="T13">.3.1 adciona Opção 4.2</text:span></text:p>
            <text:p text:style-name="P47"><text:s text:c="6"/>4.3.2 O funcionario preenche os campos com os novos dados à serem alterados.</text:p>
            <text:p text:style-name="P47"><text:s text:c="6"/>4.3.3 O funcinario altera os dados atraves do botão alterar.</text:p>
            <text:p text:style-name="P47"><text:s text:c="6"/>4.3.4 O sistema informa a alteração feita com sucesso.</text:p>
            <text:p text:style-name="P51"/>
            <text:p text:style-name="P51">Opção 4.4: Excluir Orçamento.</text:p>
            <text:p text:style-name="P51"><text:s text:c="7"/>4<text:span text:style-name="T13">.4.1 adciona opção 4.2</text:span></text:p>
            <text:p text:style-name="P47"><text:s text:c="7"/>4.4.2 O funcionario exclui o <text:span text:style-name="T8">orçamento</text:span> atraves do botão excluir.</text:p>
            <text:p text:style-name="P47"><text:s text:c="7"/>4.4.3 O sistema informa a confirmação da exclusão.</text:p>
          </text:list-item>
        </text:list>
        <text:p text:style-name="P22"><text:s/></text:p>
        <text:p text:style-name="P22"/>
        <text:p text:style-name="P4"><text:span text:style-name="T2">&lt;Opcionalmente, podem ser apresentados esboços das telas da aplicação que forem necessários ou convenientes para o esclarecimento do caso de uso.</text:span><text:span text:style-name="T3"> </text:span><text:span text:style-name="T2">Se você utilizar esboços de </text:span><text:span text:style-name="T2">telas, use legendas (com nomes e/ou números) para identificar cada tela. Ao descrever os fluxos de eventos dos casos de uso, esses identificadores de telas podem ser referenciados.&gt;</text:span></text:p>
        <text:p text:style-name="P28"/>
        <text:p text:style-name="P3"><text:soft-page-break/>Fluxos alternativos</text:p>
        <text:p text:style-name="P24"/>
        <text:p text:style-name="P29">&lt;Descreva cada fluxo alternativo possível para este caso de uso, detalhando os passos a serem seguidos. Um fluxo alternativo modela uma seqüência que foge ao fluxo principal, descrito mais acima, mas que não é um erro.&gt;</text:p>
        <text:list xml:id="list6622363568928045680" text:style-name="L6">
          <text:list-header>
            <text:p text:style-name="P48"><text:s/>[FA 001]: 1.1.4 Cliente já cadastrado</text:p>
            <text:p text:style-name="P48"><text:s text:c="6"/>1.1.4.a O sistema informa que o cliente já esta cadastrado.</text:p>
            <text:p text:style-name="P48"><text:s text:c="6"/>1.1.4.a Volta ao passo 1.1.1 solicitando novos dados para o novo cadastro.</text:p>
            <text:p text:style-name="P48"/>
            <text:p text:style-name="P48">[FA 002]: 1.1.4 Dados inválidos.</text:p>
            <text:p text:style-name="P48"><text:s text:c="5"/>1.1.4b O sistema informa os campos com os dados inválidos.</text:p>
            <text:p text:style-name="P48"><text:s text:c="5"/>1.1.4b <text:s/>O funcionario altera os valores incorretos.</text:p>
            <text:p text:style-name="P48"><text:s text:c="5"/>1.1.4b <text:s/>Retorna ao passo 1.1.3.</text:p>
            <text:p text:style-name="P48"/>
            <text:p text:style-name="P48">[ FA 003]: <text:s/>1.2.3 Cliente não Cadastrado.</text:p>
            <text:p text:style-name="P48"><text:s text:c="5"/>1.2.3c O sistema informa que o cliente já está cadastrado.</text:p>
            <text:p text:style-name="P48"><text:s text:c="5"/>1.2.3c Volta ao passo 1.2.1</text:p>
            <text:p text:style-name="P48"/>
            <text:p text:style-name="P48">[FA 004]: 1.3.3 Dados inválidos.</text:p>
            <text:p text:style-name="P48"><text:s text:c="5"/>1.3.3d O sistema informa os campos com os dados inválidos.</text:p>
            <text:p text:style-name="P48"><text:s text:c="5"/>1.3.3d <text:s/>O funcionario altera os valores incorretos.</text:p>
            <text:p text:style-name="P48"><text:s text:c="5"/>1.3.3d <text:s/>Retorna ao passo 1.3.2.</text:p>
            <text:p text:style-name="P48"/>
            <text:p text:style-name="P48"><text:s/>[FA 005]: 1.4.2 Não excluir.</text:p>
            <text:p text:style-name="P48"><text:s text:c="6"/>1.4.2e retorna 1.4.1.</text:p>
          </text:list-header>
        </text:list>
        <text:list xml:id="list1426800182" text:continue-list="list1896474674" text:style-name="L3">
          <text:list-header>
            <text:p text:style-name="P49"/>
            <text:p text:style-name="P54"><text:s text:c="2"/>[FA 006] 2.1.4 Automóvel já cadastrado</text:p>
            <text:p text:style-name="P49"><text:s/>2.1.4.a O sistema informa que o Automóvel já esta cadastrado.</text:p>
            <text:p text:style-name="P49"><text:s/>2.1.4.a Volta ao passo 2.1.1 solicitando novos dados para o novo cadastro.</text:p>
            <text:p text:style-name="P49"/>
            <text:p text:style-name="P55"><text:s text:c="2"/>[FA 007]: <text:s/>2.1.4 Dados inválidos.</text:p>
            <text:p text:style-name="P49"><text:s/>2.1.4b O sistema informa os campos com os dados inválidos.</text:p>
            <text:p text:style-name="P49"><text:s/>2.1.4b <text:s/>O funcionario altera os valores incorretos.</text:p>
            <text:p text:style-name="P49"><text:s/>2.1.4b <text:s/>Retorna ao passo 2.1.3.</text:p>
            <text:p text:style-name="P49"/>
            <text:p text:style-name="P56">[FA 008] <text:s/>2.2.3 Automóvel não Cadastrado.</text:p>
            <text:p text:style-name="P49"><text:soft-page-break/><text:s/>2.2.3c O sistema informa que o Automóvel já está cadastrado.</text:p>
            <text:p text:style-name="P49"><text:s/>2.2.3c Volta ao passo 2.2.1</text:p>
            <text:p text:style-name="P49"/>
            <text:p text:style-name="P57">[FA 009]: 2.3.3 Dados inválidos.</text:p>
            <text:p text:style-name="P49"><text:s/>2.3.3d O sistema informa os campos com os dados inválidos.</text:p>
            <text:p text:style-name="P49"><text:s/>2.3.3d <text:s/>O funcionario altera os valores incorretos.</text:p>
            <text:p text:style-name="P58"><text:s/>2.3.3d <text:s/>Retorna ao passo 2.3.2.</text:p>
            <text:p text:style-name="P59"/>
            <text:p text:style-name="P59">[FA 10]: 2.4.2 Não excluir.</text:p>
            <text:p text:style-name="P49"><text:s/>2.4.2e retorna 2.4.1.</text:p>
            <text:p text:style-name="P49"/>
            <text:p text:style-name="P60">[FA 11]: 3.1.4 Serviço já cadastrado</text:p>
            <text:p text:style-name="P49"><text:s/>3.1.4.a O sistema informa que o serviço já esta cadastrado.</text:p>
            <text:p text:style-name="P49"><text:s/>3.1.4.a Volta ao passo 3.1.1 solicitando novos dados para o novo cadastro.</text:p>
            <text:p text:style-name="P60"/>
            <text:p text:style-name="P60">[FA 12]: 3.1.4 Dados inválidos.</text:p>
            <text:p text:style-name="P49"><text:s/>3.1.4b O sistema informa os campos com os dados inválidos.</text:p>
            <text:p text:style-name="P49"><text:s/>3.1.4b <text:s/>O funcionario altera os valores incorretos.</text:p>
            <text:p text:style-name="P49"><text:s/>3.1.4b <text:s/>Retorna ao passo 3.1.3.</text:p>
            <text:p text:style-name="P49"><text:s/></text:p>
            <text:p text:style-name="P60">[FA 13]: <text:s/>3.2.3 Serviço não Cadastrado.</text:p>
            <text:p text:style-name="P49"><text:s/>3.2.3c O sistema informa que o serviço já está cadastrado.</text:p>
            <text:p text:style-name="P49"><text:s/>3.2.3c Volta ao passo 3.2.1</text:p>
            <text:p text:style-name="P49"/>
            <text:p text:style-name="P61">[FA 14]: 3.3.3 Dados inválidos.</text:p>
            <text:p text:style-name="P49"><text:s/>3.3.3d O sistema informa os campos com os dados inválidos.</text:p>
            <text:p text:style-name="P49"><text:s/>3.3.3d <text:s/>O funcionario altera os valores incorretos.</text:p>
            <text:p text:style-name="P49"><text:s/>3.3.3d <text:s/>Retorna ao passo 3.3.2.</text:p>
            <text:p text:style-name="P49"/>
            <text:p text:style-name="P62">[FA 15]: 3.4.2 Não excluir.</text:p>
            <text:p text:style-name="P63"><text:s/>3.4.2e retorna 3.4.1.</text:p>
          </text:list-header>
          <text:list-item>
            <text:p text:style-name="P64"/>
          </text:list-item>
        </text:list>
        <text:p text:style-name="P38"/>
        <text:list xml:id="list1892003421" text:continue-numbering="true" text:style-name="L3">
          <text:list-header>
            <text:p text:style-name="P47"/>
          </text:list-header>
        </text:list>
        <text:p text:style-name="P3">Fluxos de erro</text:p>
        <text:p text:style-name="P24"><text:soft-page-break/>[FE 001]</text:p>
        <text:p text:style-name="P29">&lt;Descreva os passos a serem seguidos para cada situação de erro identificada para este caso de uso. Erros podem envolver falha na comunicação via rede, entrada de dados inválidos, etc.&gt;</text:p>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no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font-name="Arial" fo:font-size="11pt" fo:language="pt" fo:country="BR"/>
    </style:style>
    <style:style style:name="Index" style:family="paragraph" style:parent-style-name="Standard" style:class="index">
      <style:paragraph-properties text:number-lines="false" text:line-number="0"/>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fo:font-size="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fo:font-size="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fo:font-size="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fo:font-size="9pt"/>
    </style:style>
    <style:style style:name="Titulo1" style:family="paragraph" style:parent-style-name="Title">
      <style:paragraph-properties fo:text-align="end" style:justify-single-word="false"/>
    </style:style>
    <style:style style:name="Footer" style:family="paragraph" style:parent-style-name="Standard" style:class="extra">
      <style:paragraph-properties fo:margin-top="0.106cm" fo:margin-bottom="0cm">
        <style:tab-stops>
          <style:tab-stop style:position="7.324cm" style:type="center"/>
          <style:tab-stop style:position="14.651cm" style:type="right"/>
        </style:tab-stops>
      </style:paragraph-properties>
      <style:text-properties style:font-name="Arial" fo:font-size="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style>
    <style:style style:name="versao" style:family="paragraph" style:parent-style-name="titulo" style:next-style-name="Standard">
      <style:paragraph-properties fo:margin-top="0cm" fo:margin-bottom="0cm"/>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text-align="center" style:justify-single-word="false"/>
      <style:text-properties fo:font-weight="bold"/>
    </style:style>
    <style:style style:name="Requisito" style:family="paragraph" style:parent-style-name="Heading_20_3" style:next-style-name="Standard">
      <style:paragraph-properties fo:margin="100%" fo:margin-left="0cm" fo:margin-right="0cm" fo:margin-top="0.423cm" fo:margin-bottom="0.212cm" fo:text-align="center" style:justify-single-word="false" fo:text-indent="0cm" style:auto-text-indent="false" fo:padding-left="0.141cm" fo:padding-right="0.141cm" fo:padding-top="0.035cm" fo:padding-bottom="0cm" fo:border="0.018cm solid #00000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style>
    <style:style style:name="Subtitle" style:family="paragraph" style:parent-style-name="Standard" style:next-style-name="Text_20_body" style:class="chapter">
      <style:paragraph-properties fo:text-align="center" style:justify-single-word="false"/>
      <style:text-properties style:font-name="Arial"/>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3pt" fo:font-weight="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fo:font-weight="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size="12pt" fo:font-weight="bold"/>
    </style:style>
    <style:style style:name="Filling_20_instruction_20__28_table_20_cell_29_" style:display-name="Filling instruction (table cell)" style:family="paragraph">
      <style:paragraph-properties fo:margin="100%" fo:margin-left="0.06cm" fo:margin-right="0cm" fo:margin-top="0cm" fo:margin-bottom="0cm" fo:text-align="center" style:justify-single-word="false" fo:orphans="2" fo:widows="2" fo:text-indent="0cm" style:auto-text-indent="false"/>
      <style:text-properties fo:color="#0000ff" style:font-name="Arial" fo:font-size="10pt" fo:language="pt" fo:country="BR" fo:font-style="italic"/>
    </style:style>
    <style:style style:name="Heading_20_6" style:display-name="Heading 6" style:family="paragraph" style:parent-style-name="Standard" style:next-style-name="Standard" style:class="text">
      <style:paragraph-properties fo:margin-top="0.423cm" fo:margin-bottom="0.106cm"/>
      <style:text-properties style:font-name="Arial" fo:font-size="11pt"/>
    </style:style>
    <style:style style:name="Heading_20_7" style:display-name="Heading 7" style:family="paragraph" style:parent-style-name="Standard" style:next-style-name="Standard" style:class="text">
      <style:paragraph-properties fo:margin-top="0.423cm" fo:margin-bottom="0.106cm"/>
      <style:text-properties style:font-name="Arial" fo:font-size="11pt"/>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style:style>
    <style:style style:name="Heading_20_9" style:display-name="Heading 9" style:family="paragraph" style:parent-style-name="Standard" style:next-style-name="Standard" style:class="text">
      <style:paragraph-properties fo:margin-top="0.423cm" fo:margin-bottom="0.106cm"/>
      <style:text-properties style:font-name="Arial" fo:font-size="10pt"/>
    </style:style>
    <style:style style:name="Heading_20_1" style:display-name="Heading 1" style:family="paragraph" style:parent-style-name="Standard" style:next-style-name="Standard" style:class="text">
      <style:paragraph-properties fo:margin-top="0.423cm" fo:margin-bottom="0.212cm" fo:background-color="#f2f2f2" fo:padding-left="0.141cm" fo:padding-right="0.141cm" fo:padding-top="0.035cm" fo:padding-bottom="0cm" fo:border="0.018cm solid #000000" fo:keep-with-next="always">
        <style:background-image/>
      </style:paragraph-properties>
      <style:text-properties style:font-name="Arial" fo:font-size="14pt" fo:font-weight="bold"/>
    </style:style>
    <style:style style:name="Table_20_header" style:display-name="Table header" style:family="paragraph">
      <style:paragraph-properties fo:text-align="center" style:justify-single-word="false" fo:orphans="2" fo:widows="2"/>
      <style:text-properties style:font-name="Arial" fo:font-size="10pt" fo:language="pt" fo:country="BR" fo:font-weight="bold"/>
    </style:style>
    <style:style style:name="Heading_20_5" style:display-name="Heading 5" style:family="paragraph" style:parent-style-name="Standard" style:next-style-name="Standard" style:class="text">
      <style:paragraph-properties fo:margin-top="0.423cm" fo:margin-bottom="0.106cm"/>
      <style:text-properties style:font-name="Arial"/>
    </style:style>
    <style:style style:name="cliente" style:family="paragraph">
      <style:paragraph-properties fo:margin-top="9.313cm" fo:margin-bottom="0.423cm" fo:text-align="end" style:justify-single-word="false" fo:orphans="2" fo:widows="2"/>
      <style:text-properties style:font-name="Arial" fo:font-size="18pt" fo:language="pt" fo:country="BR" fo:font-weight="bold"/>
    </style:style>
    <style:style style:name="Contents_20_10" style:display-name="Contents 10" style:family="paragraph" style:parent-style-name="Standard"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style:tab-stops>
          <style:tab-stop style:position="7.324cm" style:type="center"/>
          <style:tab-stop style:position="14.651cm" style:type="right"/>
        </style:tab-stops>
      </style:paragraph-properties>
      <style:text-properties style:font-name="Arial" fo:font-size="10pt"/>
    </style:style>
    <style:style style:name="conteudo" style:family="paragraph" style:parent-style-name="Standard">
      <style:paragraph-properties fo:margin-top="0.635cm" fo:margin-bottom="0.212cm"/>
      <style:text-properties style:font-name="Arial" fo:font-size="14pt" fo:font-weight="bold"/>
    </style:style>
    <style:style style:name="Normal" style:family="paragraph">
      <style:paragraph-properties fo:margin="100%" fo:margin-left="0cm" fo:margin-right="0cm" fo:margin-top="0cm" fo:margin-bottom="0cm" fo:line-height="100%" fo:text-align="start" style:justify-single-word="false" fo:widows="2" fo:text-indent="0cm" style:auto-text-indent="false" style:writing-mode="lr-tb"/>
      <style:text-properties fo:color="#000000" style:font-name="Times New Roman" fo:font-size="12pt" fo:language="pt" fo:country="BR" fo:font-weight="normal"/>
    </style:style>
    <style:style style:name="Caption" style:family="paragraph" style:parent-style-name="Standard" style:class="extra">
      <style:paragraph-properties fo:margin-top="0.212cm" fo:margin-bottom="0.212cm"/>
      <style:text-properties fo:font-size="12pt" fo:font-style="italic"/>
    </style:style>
    <style:style style:name="Com_20_marcadores" style:display-name="Com marcadores" style:family="paragraph" style:parent-style-name="Standard"/>
    <style:style style:name="version" style:family="paragraph" style:parent-style-name="Title">
      <style:paragraph-properties fo:margin-top="0cm" fo:margin-bottom="0cm" fo:text-align="end" style:justify-single-word="false"/>
      <style:text-properties fo:font-size="14pt"/>
    </style:style>
    <style:style style:name="TituloApresentacao" style:family="paragraph" style:parent-style-name="Standard">
      <style:paragraph-properties fo:margin-top="0.212cm" fo:margin-bottom="0.212cm"/>
      <style:text-properties style:font-name="Arial" fo:font-size="14pt" fo:font-weight="bold"/>
    </style:style>
    <style:style style:name="Numerada" style:family="paragraph" style:parent-style-name="Standard"/>
    <style:style style:name="Title_20_Cover" style:display-name="Title Cover" style:family="paragraph" style:parent-style-name="Standard" style:next-style-name="Standard">
      <style:paragraph-properties fo:margin="100%" fo:margin-left="-1.482cm" fo:margin-right="-1.482cm" fo:margin-top="0.176cm" fo:margin-bottom="0.882cm" fo:line-height="113%" fo:text-align="start" style:justify-single-word="false"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font-weight="bold"/>
    </style:style>
    <style:style style:name="Texto_20_de_20_comentário" style:display-name="Texto de comentário" style:family="paragraph" style:parent-style-name="Standard">
      <style:text-properties fo:font-size="10pt"/>
    </style:style>
    <style:style style:name="TituloApendice" style:family="paragraph" style:parent-style-name="Heading_20_1" style:next-style-name="Standard"/>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Tabletext" style:family="paragraph" style:parent-style-name="Standard">
      <style:paragraph-properties fo:margin="100%" fo:margin-left="0.501cm" fo:margin-right="0cm" fo:margin-top="0cm" fo:margin-bottom="0cm" style:line-height-at-least="0.423cm" fo:text-align="start" style:justify-single-word="false" fo:orphans="0" fo:widows="0" fo:text-indent="0cm" style:auto-text-indent="false"/>
      <style:text-properties style:font-name="Arial" fo:font-size="10pt" fo:language="en" fo:country="US"/>
    </style:style>
    <style:style style:name="Recuo_20_de_20_corpo_20_de_20_texto_20_2" style:display-name="Recuo de corpo de texto 2" style:family="paragraph" style:parent-style-name="Standard">
      <style:paragraph-properties fo:margin="100%" fo:margin-left="1.397cm" fo:margin-right="0cm" fo:margin-top="0cm" fo:margin-bottom="0cm" fo:text-align="start" style:justify-single-word="false" fo:text-indent="0cm" style:auto-text-indent="false"/>
      <style:text-properties fo:color="#0000ff" style:font-name="Arial"/>
    </style:style>
    <style:style style:name="Texto_20_de_20_balão" style:display-name="Texto de balão" style:family="paragraph" style:parent-style-name="Standard">
      <style:paragraph-properties fo:margin-top="0cm" fo:margin-bottom="0cm"/>
      <style:text-properties style:font-name="Tahoma" fo:font-size="8pt"/>
    </style:style>
    <style:style style:name="Corpo_20_de_20_texto_20_2" style:display-name="Corpo de texto 2" style:family="paragraph" style:parent-style-name="Standard">
      <style:text-properties fo:font-style="italic"/>
    </style:style>
    <style:style style:name="Corpo_20_de_20_texto_20_3" style:display-name="Corpo de texto 3" style:family="paragraph" style:parent-style-name="Standard">
      <style:text-properties fo:color="#0000ff"/>
    </style:style>
    <style:style style:name="destaque_20_1" style:display-name="destaque 1" style:family="paragraph" style:next-style-name="Standard">
      <style:paragraph-properties fo:margin-top="0.423cm" fo:margin-bottom="0.212cm" fo:orphans="2" fo:widows="2" fo:keep-with-next="always"/>
      <style:text-properties style:font-name="Arial" fo:font-size="12pt" fo:language="pt" fo:country="BR" fo:font-weight="bold"/>
    </style:style>
    <style:style style:name="destaque_20_2" style:display-name="destaque 2" style:family="paragraph" style:parent-style-name="destaque_20_1" style:next-style-name="Standard">
      <style:text-properties fo:font-style="italic" fo:font-weight="normal"/>
    </style:style>
    <style:style style:name="destaque_20_3" style:display-name="destaque 3" style:family="paragraph" style:parent-style-name="destaque_20_2">
      <style:paragraph-properties fo:margin-top="0.212cm" fo:margin-bottom="0.106cm"/>
    </style:style>
    <style:style style:name="sistema" style:family="paragraph" style:parent-style-name="Standard">
      <style:paragraph-properties fo:margin-top="0cm" fo:margin-bottom="0.423cm" fo:text-align="end" style:justify-single-word="false"/>
      <style:text-properties style:font-name="Arial" fo:font-size="18pt" fo:font-weight="bold"/>
    </style:style>
    <style:style style:name="Filling_20_instruction" style:display-name="Filling instruction" style:family="paragraph" style:parent-style-name="Standard" style:next-style-name="Standard">
      <style:text-properties fo:color="#0000ff" fo:font-style="italic"/>
    </style:style>
    <style:style style:name="tituloApendice_20_2" style:display-name="tituloApendice 2" style:family="paragraph" style:parent-style-name="Heading_20_2" style:next-style-name="Standard">
      <style:text-properties fo:font-size="12pt"/>
    </style:style>
    <style:style style:name="Contents_20_1" style:display-name="Contents 1" style:family="paragraph" style:parent-style-name="Standard" style:next-style-name="Standard" style:class="index">
      <style:paragraph-properties fo:margin="100%" fo:margin-left="1.27cm" fo:margin-right="0cm" fo:margin-top="0.212cm" fo:margin-bottom="0.212cm" fo:text-align="start" style:justify-single-word="false" fo:text-indent="-0.762cm" style:auto-text-indent="false">
        <style:tab-stops>
          <style:tab-stop style:position="0.75cm"/>
          <style:tab-stop style:position="0.998cm"/>
          <style:tab-stop style:position="15.981cm" style:type="right" style:leader-style="dotted" style:leader-text="."/>
        </style:tab-stops>
      </style:paragraph-properties>
      <style:text-properties fo:text-transform="uppercase" fo:font-size="10pt" fo:font-weight="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size="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ext-properties fo:font-size="10pt" fo:font-style="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fo:font-size="9pt"/>
    </style:style>
    <style:style style:name="WW8Num3z0_5f_text" style:display-name="WW8Num3z0_text" style:family="text">
      <style:text-properties style:font-name="Symbol"/>
    </style:style>
    <style:style style:name="WW8Num22z1_5f_text" style:display-name="WW8Num22z1_text" style:family="text">
      <style:text-properties style:font-name="Courier New"/>
    </style:style>
    <style:style style:name="WW8Num29z0_5f_text" style:display-name="WW8Num29z0_text" style:family="text">
      <style:text-properties style:font-name="Symbol"/>
    </style:style>
    <style:style style:name="Texto_20_de_20_balão_20_Char_5f_text" style:display-name="Texto de balão Char_text" style:family="text">
      <style:text-properties style:font-name="Tahoma" fo:font-size="8pt" fo:language="pt" fo:country="BR"/>
    </style:style>
    <style:style style:name="WW8Num32z0_5f_text" style:display-name="WW8Num32z0_text" style:family="text">
      <style:text-properties style:font-name="Symbol"/>
    </style:style>
    <style:style style:name="WW8Num21z1_5f_text" style:display-name="WW8Num21z1_text" style:family="text">
      <style:text-properties style:font-name="Arial" fo:font-weight="bold"/>
    </style:style>
    <style:style style:name="WW8Num25z0_5f_text" style:display-name="WW8Num25z0_text" style:family="text">
      <style:text-properties style:font-name="Symbol"/>
    </style:style>
    <style:style style:name="WW8Num38z2_5f_text" style:display-name="WW8Num38z2_text" style:family="text">
      <style:text-properties fo:font-style="italic" fo:font-weight="bold"/>
    </style:style>
    <style:style style:name="WW8Num22z2_5f_text" style:display-name="WW8Num22z2_text" style:family="text">
      <style:text-properties style:font-name="Wingdings"/>
    </style:style>
    <style:style style:name="WW8Num7z2_5f_text" style:display-name="WW8Num7z2_text" style:family="text">
      <style:text-properties style:font-name="Wingdings"/>
    </style:style>
    <style:style style:name="WW8Num7z1_5f_text" style:display-name="WW8Num7z1_text" style:family="text">
      <style:text-properties style:font-name="Courier New"/>
    </style:style>
    <style:style style:name="WW8Num32z1_5f_text" style:display-name="WW8Num32z1_text" style:family="text">
      <style:text-properties style:font-name="Courier New"/>
    </style:style>
    <style:style style:name="WW8Num23z0_5f_text" style:display-name="WW8Num23z0_text" style:family="text">
      <style:text-properties style:font-name="Arial" fo:font-weight="bold"/>
    </style:style>
    <style:style style:name="Filling_20_instruction_20_Char_5f_text" style:display-name="Filling instruction Char_text" style:family="text">
      <style:text-properties fo:color="#0000ff" style:font-name="Arial" fo:font-size="11pt" fo:language="pt" fo:country="BR" fo:font-style="italic"/>
    </style:style>
    <style:style style:name="WW8Num15z0_5f_text" style:display-name="WW8Num15z0_text" style:family="text">
      <style:text-properties style:font-name="Symbol"/>
    </style:style>
    <style:style style:name="Visited_20_Internet_20_Link_5f_text" style:display-name="Visited Internet Link_text" style:family="text">
      <style:text-properties fo:color="#800000" style:text-underline-style="solid" style:text-underline-width="auto" style:text-underline-color="font-color"/>
    </style:style>
    <style:style style:name="WW8Num31z0_5f_text" style:display-name="WW8Num31z0_text" style:family="text">
      <style:text-properties style:font-name="Symbol"/>
    </style:style>
    <style:style style:name="Ref._20_de_20_comentário_5f_text" style:display-name="Ref. de comentário_text" style:family="text">
      <style:text-properties fo:font-size="8pt"/>
    </style:style>
    <style:style style:name="Internet_20_link_5f_text" style:display-name="Internet link_text" style:family="text">
      <style:text-properties fo:color="#0000ff" style:text-underline-style="solid" style:text-underline-width="auto" style:text-underline-color="font-color"/>
    </style:style>
    <style:style style:name="WW8Num32z2_5f_text" style:display-name="WW8Num32z2_text" style:family="text">
      <style:text-properties style:font-name="Wingdings"/>
    </style:style>
    <style:style style:name="WW8Num26z0_5f_text" style:display-name="WW8Num26z0_text" style:family="text">
      <style:text-properties style:font-name="Symbol"/>
    </style:style>
    <style:style style:name="WW8Num22z0_5f_text" style:display-name="WW8Num22z0_text" style:family="text">
      <style:text-properties style:font-name="Symbol"/>
    </style:style>
    <style:style style:name="WW8Num7z0_5f_text" style:display-name="WW8Num7z0_text" style:family="text">
      <style:text-properties style:font-name="Symbol"/>
    </style:style>
    <style:style style:name="WW8Num37z0_5f_text" style:display-name="WW8Num37z0_text" style:family="text">
      <style:text-properties style:font-name="Symbol"/>
    </style:style>
    <style:style style:name="WW8Num21z0_5f_text" style:display-name="WW8Num21z0_text" style:family="text">
      <style:text-properties style:font-name="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svg:height="2.473cm" fo:margin-left="0cm" fo:margin-right="0cm" fo:margin-bottom="0cm"/>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DocumentoEspecificacaoFuncional</dc:title>
    <meta:initial-creator>Igor Wiese</meta:initial-creator>
    <meta:creation-date>2011-03-18T16:43:00</meta:creation-date>
    <dc:date>2013-02-07T21:33:50</dc:date>
    <meta:print-date>2001-09-05T11:41:00</meta:print-date>
    <meta:editing-duration>PT11H10M5S</meta:editing-duration>
    <meta:editing-cycles>18</meta:editing-cycles>
    <meta:document-statistic meta:table-count="3" meta:image-count="0" meta:object-count="0" meta:page-count="14" meta:paragraph-count="259" meta:word-count="2497" meta:character-count="16286"/>
  </office:meta>
</office:document-meta>
</file>